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333333" draw:fill="solid" draw:fill-color="#333333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000000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3cm" svg:stroke-color="#000000" draw:marker-end="Arrow" draw:marker-end-width="0.19cm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2cm" fo:min-width="0.446cm"/>
    </style:style>
    <style:style style:name="gr7" style:family="graphic" style:parent-style-name="standard">
      <style:graphic-properties svg:stroke-width="0.04cm" draw:marker-start-width="0.26cm" draw:marker-end-width="0.26cm" draw:textarea-horizontal-align="center" draw:textarea-vertical-align="middle" fo:padding-top="0.145cm" fo:padding-bottom="0.145cm" fo:padding-left="0.27cm" fo:padding-right="0.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2cm" fo:min-width="0.275cm"/>
    </style:style>
    <style:style style:name="gr9" style:family="graphic" style:parent-style-name="objectwithoutfill">
      <style:graphic-properties svg:stroke-width="0.02cm" svg:stroke-color="#ff0000" draw:fill="none" draw:textarea-horizontal-align="center" draw:textarea-vertical-align="middle" fo:padding-top="0.135cm" fo:padding-bottom="0.135cm" fo:padding-left="0.26cm" fo:padding-right="0.26cm"/>
    </style:style>
    <style:style style:name="gr10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cm" fo:min-width="0cm" fo:padding-top="0.135cm" fo:padding-bottom="0.135cm" fo:padding-left="0.26cm" fo:padding-right="0.26cm"/>
    </style:style>
    <style:style style:name="gr11" style:family="graphic" style:parent-style-name="objectwithoutfill">
      <style:graphic-properties svg:stroke-width="0.02cm" svg:stroke-color="#e3e3e3" draw:fill="none" draw:textarea-horizontal-align="center" draw:textarea-vertical-align="middle" fo:padding-top="0.135cm" fo:padding-bottom="0.135cm" fo:padding-left="0.26cm" fo:padding-right="0.26cm"/>
    </style:style>
    <style:style style:name="gr12" style:family="graphic" style:parent-style-name="standard">
      <style:graphic-properties draw:stroke="dash" draw:stroke-dash="Ultrafine_20_Dashed" svg:stroke-width="0.01cm" svg:stroke-color="#b3b3b3" draw:marker-start-width="0.185cm" draw:marker-end-width="0.185cm" draw:textarea-horizontal-align="center" draw:textarea-vertical-align="middle" fo:padding-top="0.13cm" fo:padding-bottom="0.13cm" fo:padding-left="0.255cm" fo:padding-right="0.255cm"/>
    </style:style>
    <style:style style:name="gr13" style:family="graphic" style:parent-style-name="standard">
      <style:graphic-properties svg:stroke-width="0.02cm" svg:stroke-color="#5e11a6" draw:marker-start="Symmetric_20_Arrow" draw:marker-start-width="0.115cm" draw:marker-end-width="0.23cm" draw:textarea-horizontal-align="center" draw:textarea-vertical-align="middle" fo:padding-top="0.135cm" fo:padding-bottom="0.135cm" fo:padding-left="0.26cm" fo:padding-right="0.26cm"/>
    </style:style>
    <style:style style:name="gr14" style:family="graphic" style:parent-style-name="standard">
      <style:graphic-properties draw:stroke="dash" draw:stroke-dash="Ultrafine_20_Dashed" svg:stroke-width="0.02cm" svg:stroke-color="#b3b3b3" draw:textarea-horizontal-align="center" draw:textarea-vertical-align="middle" fo:padding-top="0.135cm" fo:padding-bottom="0.135cm" fo:padding-left="0.26cm" fo:padding-right="0.26cm"/>
    </style:style>
    <style:style style:name="gr15" style:family="graphic" style:parent-style-name="standard">
      <style:graphic-properties draw:stroke="none" draw:stroke-dash="Ultrafine_20_Dashed" svg:stroke-width="0.02cm" svg:stroke-color="#000000" draw:fill="none" draw:fill-color="#ffffff" draw:textarea-horizontal-align="left" draw:auto-grow-height="true" draw:auto-grow-width="true" fo:min-height="0cm" fo:min-width="0cm" fo:padding-top="0.135cm" fo:padding-bottom="0.135cm" fo:padding-left="0.26cm" fo:padding-right="0.26cm"/>
    </style:style>
    <style:style style:name="gr16" style:family="graphic" style:parent-style-name="standard">
      <style:graphic-properties draw:stroke="none" draw:stroke-dash="Ultrafine_20_Dashed" svg:stroke-width="0.02cm" svg:stroke-color="#000000" draw:fill="none" draw:fill-color="#ffffff" draw:textarea-horizontal-align="left" draw:auto-grow-height="true" draw:auto-grow-width="true" fo:min-height="0.257cm" fo:min-width="0.076cm" fo:padding-top="0.135cm" fo:padding-bottom="0.135cm" fo:padding-left="0.26cm" fo:padding-right="0.26cm"/>
    </style:style>
    <style:style style:name="gr17" style:family="graphic" style:parent-style-name="standard">
      <style:graphic-properties draw:stroke="none" draw:stroke-dash="Ultrafine_20_Dashed" svg:stroke-width="0.02cm" svg:stroke-color="#000000" draw:fill="none" draw:fill-color="#ffffff" draw:textarea-horizontal-align="left" draw:auto-grow-height="true" draw:auto-grow-width="true" fo:min-height="0cm" fo:min-width="0.18cm" fo:padding-top="0.135cm" fo:padding-bottom="0.135cm" fo:padding-left="0.26cm" fo:padding-right="0.26cm"/>
    </style:style>
    <style:style style:name="gr18" style:family="graphic" style:parent-style-name="standard">
      <style:graphic-properties draw:stroke="none" draw:stroke-dash="Ultrafine_20_Dashed" svg:stroke-width="0.01cm" svg:stroke-color="#000000" draw:marker-start-width="0.185cm" draw:marker-end-width="0.185cm" draw:fill="none" draw:fill-color="#ffffff" draw:textarea-horizontal-align="left" draw:auto-grow-height="true" draw:auto-grow-width="true" fo:min-height="1.344cm" fo:min-width="0cm" fo:padding-top="0.135cm" fo:padding-bottom="0.135cm" fo:padding-left="0.26cm" fo:padding-right="0.26cm"/>
    </style:style>
    <style:style style:name="gr19" style:family="graphic" style:parent-style-name="standard">
      <style:graphic-properties draw:stroke="none" draw:stroke-dash="Ultrafine_20_Dashed" svg:stroke-width="0.02cm" svg:stroke-color="#c0c0c0" draw:fill="none" draw:fill-color="#ffffff" draw:textarea-horizontal-align="left" draw:auto-grow-height="true" draw:auto-grow-width="true" fo:min-height="0cm" fo:min-width="0cm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0pt" fo:font-style="italic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10pt" fo:font-style="italic" fo:font-weight="normal"/>
    </style:style>
    <style:style style:name="P7" style:family="paragraph">
      <style:text-properties fo:font-size="10pt"/>
    </style:style>
    <style:style style:name="P8" style:family="paragraph">
      <style:paragraph-properties fo:margin-left="0cm" fo:margin-right="0cm" fo:text-indent="0cm"/>
      <style:text-properties fo:font-size="8pt"/>
    </style:style>
    <style:style style:name="P9" style:family="paragraph">
      <style:paragraph-properties fo:margin-left="0cm" fo:margin-right="0cm" fo:text-indent="0cm"/>
      <style:text-properties style:use-window-font-color="true" fo:font-size="8pt"/>
    </style:style>
    <style:style style:name="T1" style:family="text">
      <style:text-properties fo:font-size="10pt"/>
    </style:style>
    <style:style style:name="T2" style:family="text">
      <style:text-properties fo:font-size="10pt" fo:font-style="italic"/>
    </style:style>
    <style:style style:name="T3" style:family="text">
      <style:text-properties fo:font-size="10pt" fo:font-style="italic" fo:font-weight="normal"/>
    </style:style>
    <style:style style:name="T4" style:family="text">
      <style:text-properties fo:font-size="8pt"/>
    </style:style>
    <style:style style:name="T5" style:family="text">
      <style:text-properties style:use-window-font-color="true" fo:font-size="8pt"/>
    </style:style>
    <style:style style:name="T6" style:family="text">
      <style:text-properties style:use-window-font-color="true" fo:font-family="Arial" style:font-style-name="Regular" style:font-family-generic="swiss" style:font-pitch="variable" fo:font-size="8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g>
          <draw:custom-shape draw:style-name="gr1" draw:text-style-name="P1" draw:layer="layout" svg:width="2.099cm" svg:height="0.715cm" svg:x="12.189cm" svg:y="3.86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g>
              <draw:rect draw:style-name="gr2" draw:text-style-name="P1" draw:layer="layout" svg:width="2.143cm" svg:height="1.505cm" svg:x="4.099cm" svg:y="3.497cm">
                <text:p/>
              </draw:rect>
              <draw:rect draw:style-name="gr3" draw:text-style-name="P1" draw:layer="layout" svg:width="2.143cm" svg:height="1.505cm" svg:x="4.05cm" svg:y="3.45cm">
                <text:p/>
              </draw:rect>
            </draw:g>
            <draw:frame draw:style-name="gr4" draw:text-style-name="P1" draw:layer="layout" svg:width="1.632cm" svg:height="1.433cm" svg:x="4.343cm" svg:y="3.51cm">
              <draw:text-box>
                <text:p text:style-name="P2"><text:span text:style-name="T1">sample</text:span></text:p>
                <text:p text:style-name="P2"><text:span text:style-name="T1">and</text:span></text:p>
                <text:p text:style-name="P2"><text:span text:style-name="T1">hold</text:span></text:p>
              </draw:text-box>
            </draw:frame>
          </draw:g>
          <draw:g>
            <draw:g>
              <draw:rect draw:style-name="gr2" draw:text-style-name="P1" draw:layer="layout" svg:width="2.143cm" svg:height="1.505cm" svg:x="10.187cm" svg:y="3.488cm">
                <text:p/>
              </draw:rect>
              <draw:rect draw:style-name="gr3" draw:text-style-name="P1" draw:layer="layout" svg:width="2.143cm" svg:height="1.505cm" svg:x="10.138cm" svg:y="3.441cm">
                <text:p/>
              </draw:rect>
            </draw:g>
            <draw:frame draw:style-name="gr4" draw:text-style-name="P1" draw:layer="layout" svg:width="1.963cm" svg:height="1.433cm" svg:x="10.237cm" svg:y="3.45cm">
              <draw:text-box>
                <text:p text:style-name="P2"><text:span text:style-name="T1">analog to</text:span></text:p>
                <text:p text:style-name="P2"><text:span text:style-name="T1">digital</text:span></text:p>
                <text:p text:style-name="P2"><text:span text:style-name="T1">converter</text:span></text:p>
              </draw:text-box>
            </draw:frame>
          </draw:g>
          <draw:line draw:style-name="gr5" draw:text-style-name="P1" draw:layer="layout" svg:x1="6.188cm" svg:y1="4.217cm" svg:x2="10.138cm" svg:y2="4.217cm">
            <text:p/>
          </draw:line>
          <draw:g>
            <draw:frame draw:style-name="gr6" draw:text-style-name="P4" draw:layer="layout" svg:width="0.946cm" svg:height="0.752cm" svg:x="0.013cm" svg:y="0.15cm">
              <draw:text-box>
                <text:p text:style-name="P3"><text:span text:style-name="T2">A</text:span></text:p>
              </draw:text-box>
            </draw:frame>
            <draw:line draw:style-name="gr7" draw:text-style-name="P5" draw:layer="layout" svg:x1="0.513cm" svg:y1="2.9cm" svg:x2="4.215cm" svg:y2="2.9cm">
              <text:p/>
            </draw:line>
            <draw:line draw:style-name="gr7" draw:text-style-name="P5" draw:layer="layout" svg:x1="0.629cm" svg:y1="0.25cm" svg:x2="0.629cm" svg:y2="3.009cm">
              <text:p/>
            </draw:line>
            <draw:frame draw:style-name="gr8" draw:text-style-name="P6" draw:layer="layout" svg:width="0.775cm" svg:height="0.752cm" svg:x="3.763cm" svg:y="2.798cm">
              <draw:text-box>
                <text:p text:style-name="P3"><text:span text:style-name="T3">t</text:span></text:p>
              </draw:text-box>
            </draw:frame>
            <draw:path draw:style-name="gr9" draw:text-style-name="P1" draw:layer="layout" svg:width="3.599cm" svg:height="1.805cm" svg:x="0.663cm" svg:y="0.694cm" svg:viewBox="0 0 3600 1806" svg:d="m0 838c700-600 661 968 1050 968 350 0 650-2668 1350-1518 603 990 500 1700 1200 1000">
              <text:p/>
            </draw:path>
          </draw:g>
          <draw:frame draw:style-name="gr10" draw:text-style-name="P7" draw:layer="layout" svg:width="2.44cm" svg:height="0.665cm" svg:x="0.8cm" svg:y="4.6cm">
            <draw:text-box>
              <text:p text:style-name="P3"><text:span text:style-name="T1">analog input</text:span></text:p>
            </draw:text-box>
          </draw:frame>
          <draw:g>
            <draw:frame draw:style-name="gr6" draw:text-style-name="P4" draw:layer="layout" svg:width="0.946cm" svg:height="0.752cm" svg:x="5.85cm" svg:y="0.148cm">
              <draw:text-box>
                <text:p text:style-name="P3"><text:span text:style-name="T2">A</text:span></text:p>
              </draw:text-box>
            </draw:frame>
            <draw:frame draw:style-name="gr8" draw:text-style-name="P6" draw:layer="layout" svg:width="0.775cm" svg:height="0.752cm" svg:x="9.413cm" svg:y="2.748cm">
              <draw:text-box>
                <text:p text:style-name="P3"><text:span text:style-name="T3">n</text:span></text:p>
              </draw:text-box>
            </draw:frame>
            <draw:path draw:style-name="gr11" draw:text-style-name="P1" draw:layer="layout" svg:width="3.524cm" svg:height="1.805cm" svg:x="6.438cm" svg:y="0.692cm" svg:viewBox="0 0 3525 1806" svg:d="m0 838c700-600 661 968 1050 968 350 0 650-2668 1350-1518 603 990 425 1720 1125 1020">
              <text:p/>
            </draw:path>
            <draw:line draw:style-name="gr12" draw:text-style-name="P1" draw:layer="layout" svg:x1="6.663cm" svg:y1="0.25cm" svg:x2="6.663cm" svg:y2="2.9cm">
              <text:p/>
            </draw:line>
            <draw:line draw:style-name="gr12" draw:text-style-name="P1" draw:layer="layout" svg:x1="6.963cm" svg:y1="0.25cm" svg:x2="6.963cm" svg:y2="2.9cm">
              <text:p/>
            </draw:line>
            <draw:line draw:style-name="gr12" draw:text-style-name="P1" draw:layer="layout" svg:x1="7.263cm" svg:y1="0.25cm" svg:x2="7.263cm" svg:y2="2.9cm">
              <text:p/>
            </draw:line>
            <draw:line draw:style-name="gr12" draw:text-style-name="P1" draw:layer="layout" svg:x1="7.563cm" svg:y1="0.25cm" svg:x2="7.563cm" svg:y2="2.9cm">
              <text:p/>
            </draw:line>
            <draw:line draw:style-name="gr12" draw:text-style-name="P1" draw:layer="layout" svg:x1="7.863cm" svg:y1="0.25cm" svg:x2="7.863cm" svg:y2="2.9cm">
              <text:p/>
            </draw:line>
            <draw:line draw:style-name="gr12" draw:text-style-name="P1" draw:layer="layout" svg:x1="8.163cm" svg:y1="0.25cm" svg:x2="8.163cm" svg:y2="2.9cm">
              <text:p/>
            </draw:line>
            <draw:line draw:style-name="gr12" draw:text-style-name="P1" draw:layer="layout" svg:x1="8.463cm" svg:y1="0.25cm" svg:x2="8.463cm" svg:y2="2.9cm">
              <text:p/>
            </draw:line>
            <draw:line draw:style-name="gr12" draw:text-style-name="P1" draw:layer="layout" svg:x1="8.763cm" svg:y1="0.25cm" svg:x2="8.763cm" svg:y2="2.9cm">
              <text:p/>
            </draw:line>
            <draw:line draw:style-name="gr12" draw:text-style-name="P1" draw:layer="layout" svg:x1="9.063cm" svg:y1="0.25cm" svg:x2="9.063cm" svg:y2="2.9cm">
              <text:p/>
            </draw:line>
            <draw:line draw:style-name="gr12" draw:text-style-name="P1" draw:layer="layout" svg:x1="9.363cm" svg:y1="0.25cm" svg:x2="9.363cm" svg:y2="2.9cm">
              <text:p/>
            </draw:line>
            <draw:line draw:style-name="gr12" draw:text-style-name="P1" draw:layer="layout" svg:x1="9.663cm" svg:y1="0.25cm" svg:x2="9.663cm" svg:y2="2.9cm">
              <text:p/>
            </draw:line>
            <draw:line draw:style-name="gr12" draw:text-style-name="P1" draw:layer="layout" svg:x1="9.963cm" svg:y1="0.25cm" svg:x2="9.963cm" svg:y2="2.9cm">
              <text:p/>
            </draw:line>
            <draw:line draw:style-name="gr7" draw:text-style-name="P5" draw:layer="layout" svg:x1="6.288cm" svg:y1="2.898cm" svg:x2="9.99cm" svg:y2="2.898cm">
              <text:p/>
            </draw:line>
            <draw:line draw:style-name="gr7" draw:text-style-name="P5" draw:layer="layout" svg:x1="6.404cm" svg:y1="0.248cm" svg:x2="6.404cm" svg:y2="3.007cm">
              <text:p/>
            </draw:line>
            <draw:line draw:style-name="gr13" draw:text-style-name="P5" draw:layer="layout" svg:x1="6.663cm" svg:y1="1.402cm" svg:x2="6.663cm" svg:y2="2.9cm">
              <text:p/>
            </draw:line>
            <draw:line draw:style-name="gr13" draw:text-style-name="P5" draw:layer="layout" svg:x1="6.963cm" svg:y1="1.552cm" svg:x2="6.963cm" svg:y2="2.9cm">
              <text:p/>
            </draw:line>
            <draw:line draw:style-name="gr13" draw:text-style-name="P5" draw:layer="layout" svg:x1="7.263cm" svg:y1="2.252cm" svg:x2="7.263cm" svg:y2="2.9cm">
              <text:p/>
            </draw:line>
            <draw:line draw:style-name="gr13" draw:text-style-name="P5" draw:layer="layout" svg:x1="7.563cm" svg:y1="2.452cm" svg:x2="7.563cm" svg:y2="2.9cm">
              <text:p/>
            </draw:line>
            <draw:line draw:style-name="gr13" draw:text-style-name="P5" draw:layer="layout" svg:x1="7.863cm" svg:y1="1.8cm" svg:x2="7.863cm" svg:y2="2.9cm">
              <text:p/>
            </draw:line>
            <draw:line draw:style-name="gr13" draw:text-style-name="P5" draw:layer="layout" svg:x1="8.163cm" svg:y1="1.05cm" svg:x2="8.163cm" svg:y2="2.9cm">
              <text:p/>
            </draw:line>
            <draw:line draw:style-name="gr13" draw:text-style-name="P5" draw:layer="layout" svg:x1="8.463cm" svg:y1="0.7cm" svg:x2="8.463cm" svg:y2="2.9cm">
              <text:p/>
            </draw:line>
            <draw:line draw:style-name="gr13" draw:text-style-name="P5" draw:layer="layout" svg:x1="8.763cm" svg:y1="0.9cm" svg:x2="8.763cm" svg:y2="2.9cm">
              <text:p/>
            </draw:line>
            <draw:line draw:style-name="gr13" draw:text-style-name="P5" draw:layer="layout" svg:x1="9.063cm" svg:y1="1.4cm" svg:x2="9.063cm" svg:y2="2.9cm">
              <text:p/>
            </draw:line>
            <draw:line draw:style-name="gr13" draw:text-style-name="P5" draw:layer="layout" svg:x1="9.363cm" svg:y1="2.15cm" svg:x2="9.363cm" svg:y2="2.9cm">
              <text:p/>
            </draw:line>
            <draw:line draw:style-name="gr13" draw:text-style-name="P5" draw:layer="layout" svg:x1="9.663cm" svg:y1="2.25cm" svg:x2="9.663cm" svg:y2="2.9cm">
              <text:p/>
            </draw:line>
            <draw:line draw:style-name="gr13" draw:text-style-name="P5" draw:layer="layout" svg:x1="9.963cm" svg:y1="2cm" svg:x2="9.963cm" svg:y2="2.9cm">
              <text:p/>
            </draw:line>
          </draw:g>
          <draw:g>
            <draw:frame draw:style-name="gr6" draw:text-style-name="P4" draw:layer="layout" svg:width="0.946cm" svg:height="0.752cm" svg:x="11.6cm" svg:y="0.198cm">
              <draw:text-box>
                <text:p text:style-name="P3"><text:span text:style-name="T2">N</text:span></text:p>
              </draw:text-box>
            </draw:frame>
            <draw:frame draw:style-name="gr8" draw:text-style-name="P6" draw:layer="layout" svg:width="0.775cm" svg:height="0.752cm" svg:x="15.596cm" svg:y="2.802cm">
              <draw:text-box>
                <text:p text:style-name="P3"><text:span text:style-name="T3">n</text:span></text:p>
              </draw:text-box>
            </draw:frame>
            <draw:path draw:style-name="gr11" draw:text-style-name="P1" draw:layer="layout" svg:width="3.524cm" svg:height="1.805cm" svg:x="12.567cm" svg:y="0.694cm" svg:viewBox="0 0 3525 1806" svg:d="m0 838c700-600 661 968 1050 968 350 0 650-2668 1350-1518 603 990 425 1720 1125 1020">
              <text:p/>
            </draw:path>
            <draw:line draw:style-name="gr14" draw:text-style-name="P1" draw:layer="layout" svg:x1="12.517cm" svg:y1="2.609cm" svg:x2="16.067cm" svg:y2="2.609cm">
              <text:p/>
            </draw:line>
            <draw:line draw:style-name="gr12" draw:text-style-name="P1" draw:layer="layout" svg:x1="12.517cm" svg:y1="2.258cm" svg:x2="16.067cm" svg:y2="2.258cm">
              <text:p/>
            </draw:line>
            <draw:line draw:style-name="gr12" draw:text-style-name="P1" draw:layer="layout" svg:x1="12.517cm" svg:y1="1.907cm" svg:x2="16.092cm" svg:y2="1.902cm">
              <text:p/>
            </draw:line>
            <draw:line draw:style-name="gr12" draw:text-style-name="P1" draw:layer="layout" svg:x1="12.517cm" svg:y1="1.555cm" svg:x2="16.092cm" svg:y2="1.552cm">
              <text:p/>
            </draw:line>
            <draw:line draw:style-name="gr12" draw:text-style-name="P1" draw:layer="layout" svg:x1="12.517cm" svg:y1="1.204cm" svg:x2="16.067cm" svg:y2="1.204cm">
              <text:p/>
            </draw:line>
            <draw:line draw:style-name="gr12" draw:text-style-name="P1" draw:layer="layout" svg:x1="12.517cm" svg:y1="0.853cm" svg:x2="16.067cm" svg:y2="0.853cm">
              <text:p/>
            </draw:line>
            <draw:line draw:style-name="gr12" draw:text-style-name="P1" draw:layer="layout" svg:x1="12.542cm" svg:y1="0.502cm" svg:x2="16.092cm" svg:y2="0.502cm">
              <text:p/>
            </draw:line>
            <draw:line draw:style-name="gr12" draw:text-style-name="P1" draw:layer="layout" svg:x1="12.792cm" svg:y1="0.502cm" svg:x2="12.792cm" svg:y2="2.902cm">
              <text:p/>
            </draw:line>
            <draw:line draw:style-name="gr12" draw:text-style-name="P1" draw:layer="layout" svg:x1="13.092cm" svg:y1="0.502cm" svg:x2="13.092cm" svg:y2="2.902cm">
              <text:p/>
            </draw:line>
            <draw:line draw:style-name="gr12" draw:text-style-name="P1" draw:layer="layout" svg:x1="13.392cm" svg:y1="0.502cm" svg:x2="13.392cm" svg:y2="2.902cm">
              <text:p/>
            </draw:line>
            <draw:line draw:style-name="gr12" draw:text-style-name="P1" draw:layer="layout" svg:x1="13.692cm" svg:y1="0.502cm" svg:x2="13.692cm" svg:y2="2.902cm">
              <text:p/>
            </draw:line>
            <draw:line draw:style-name="gr12" draw:text-style-name="P1" draw:layer="layout" svg:x1="13.992cm" svg:y1="0.502cm" svg:x2="13.992cm" svg:y2="2.902cm">
              <text:p/>
            </draw:line>
            <draw:line draw:style-name="gr12" draw:text-style-name="P1" draw:layer="layout" svg:x1="14.292cm" svg:y1="0.502cm" svg:x2="14.292cm" svg:y2="2.902cm">
              <text:p/>
            </draw:line>
            <draw:line draw:style-name="gr12" draw:text-style-name="P1" draw:layer="layout" svg:x1="14.592cm" svg:y1="0.502cm" svg:x2="14.592cm" svg:y2="2.902cm">
              <text:p/>
            </draw:line>
            <draw:line draw:style-name="gr12" draw:text-style-name="P1" draw:layer="layout" svg:x1="14.892cm" svg:y1="0.502cm" svg:x2="14.892cm" svg:y2="2.902cm">
              <text:p/>
            </draw:line>
            <draw:line draw:style-name="gr12" draw:text-style-name="P1" draw:layer="layout" svg:x1="15.192cm" svg:y1="0.502cm" svg:x2="15.192cm" svg:y2="2.902cm">
              <text:p/>
            </draw:line>
            <draw:line draw:style-name="gr12" draw:text-style-name="P1" draw:layer="layout" svg:x1="15.492cm" svg:y1="0.502cm" svg:x2="15.492cm" svg:y2="2.902cm">
              <text:p/>
            </draw:line>
            <draw:line draw:style-name="gr12" draw:text-style-name="P1" draw:layer="layout" svg:x1="15.792cm" svg:y1="0.502cm" svg:x2="15.792cm" svg:y2="2.902cm">
              <text:p/>
            </draw:line>
            <draw:line draw:style-name="gr12" draw:text-style-name="P1" draw:layer="layout" svg:x1="16.092cm" svg:y1="0.502cm" svg:x2="16.092cm" svg:y2="2.902cm">
              <text:p/>
            </draw:line>
            <draw:line draw:style-name="gr7" draw:text-style-name="P5" draw:layer="layout" svg:x1="12.417cm" svg:y1="2.9cm" svg:x2="16.119cm" svg:y2="2.9cm">
              <text:p/>
            </draw:line>
            <draw:line draw:style-name="gr7" draw:text-style-name="P5" draw:layer="layout" svg:x1="12.533cm" svg:y1="0.25cm" svg:x2="12.533cm" svg:y2="3.009cm">
              <text:p/>
            </draw:line>
            <draw:frame draw:style-name="gr15" draw:text-style-name="P8" draw:layer="layout" svg:width="0.679cm" svg:height="0.589cm" svg:x="11.963cm" svg:y="1.238cm">
              <draw:text-box>
                <text:p text:style-name="P3"><text:span text:style-name="T4">4</text:span></text:p>
              </draw:text-box>
            </draw:frame>
            <draw:frame draw:style-name="gr15" draw:text-style-name="P8" draw:layer="layout" svg:width="0.679cm" svg:height="0.589cm" svg:x="11.963cm" svg:y="0.888cm">
              <draw:text-box>
                <text:p text:style-name="P3"><text:span text:style-name="T4">5</text:span></text:p>
              </draw:text-box>
            </draw:frame>
            <draw:frame draw:style-name="gr16" draw:text-style-name="P8" draw:layer="layout" svg:width="0.683cm" svg:height="0.589cm" svg:x="11.963cm" svg:y="0.538cm">
              <draw:text-box>
                <text:p text:style-name="P3"><text:span text:style-name="T4">6</text:span></text:p>
              </draw:text-box>
            </draw:frame>
            <draw:frame draw:style-name="gr17" draw:text-style-name="P8" draw:layer="layout" svg:width="0.7cm" svg:height="0.589cm" svg:x="11.95cm" svg:y="0.15cm">
              <draw:text-box>
                <text:p text:style-name="P3"><text:span text:style-name="T4">7</text:span></text:p>
              </draw:text-box>
            </draw:frame>
            <draw:frame draw:style-name="gr18" draw:text-style-name="P8" draw:layer="layout" svg:width="0.679cm" svg:height="1.614cm" svg:x="11.963cm" svg:y="2.588cm">
              <draw:text-box>
                <text:p text:style-name="P3"><text:span text:style-name="T4">0</text:span></text:p>
              </draw:text-box>
            </draw:frame>
            <draw:frame draw:style-name="gr15" draw:text-style-name="P8" draw:layer="layout" svg:width="0.679cm" svg:height="0.589cm" svg:x="11.965cm" svg:y="2.288cm">
              <draw:text-box>
                <text:p text:style-name="P3"><text:span text:style-name="T4">1</text:span></text:p>
              </draw:text-box>
            </draw:frame>
            <draw:frame draw:style-name="gr15" draw:text-style-name="P8" draw:layer="layout" svg:width="0.683cm" svg:height="0.589cm" svg:x="11.963cm" svg:y="1.977cm">
              <draw:text-box>
                <text:p text:style-name="P3"><text:span text:style-name="T4">2</text:span></text:p>
              </draw:text-box>
            </draw:frame>
            <draw:frame draw:style-name="gr15" draw:text-style-name="P8" draw:layer="layout" svg:width="0.679cm" svg:height="0.589cm" svg:x="11.965cm" svg:y="1.627cm">
              <draw:text-box>
                <text:p text:style-name="P3"><text:span text:style-name="T4">3</text:span></text:p>
              </draw:text-box>
            </draw:frame>
            <draw:line draw:style-name="gr13" draw:text-style-name="P5" draw:layer="layout" svg:x1="12.796cm" svg:y1="1.552cm" svg:x2="12.796cm" svg:y2="2.902cm">
              <text:p/>
            </draw:line>
            <draw:line draw:style-name="gr13" draw:text-style-name="P5" draw:layer="layout" svg:x1="13.096cm" svg:y1="1.554cm" svg:x2="13.096cm" svg:y2="2.902cm">
              <text:p/>
            </draw:line>
            <draw:line draw:style-name="gr13" draw:text-style-name="P5" draw:layer="layout" svg:x1="13.396cm" svg:y1="2.254cm" svg:x2="13.396cm" svg:y2="2.902cm">
              <text:p/>
            </draw:line>
            <draw:line draw:style-name="gr13" draw:text-style-name="P5" draw:layer="layout" svg:x1="13.696cm" svg:y1="2.602cm" svg:x2="13.696cm" svg:y2="2.902cm">
              <text:p/>
            </draw:line>
            <draw:line draw:style-name="gr13" draw:text-style-name="P5" draw:layer="layout" svg:x1="13.996cm" svg:y1="1.902cm" svg:x2="13.996cm" svg:y2="2.902cm">
              <text:p/>
            </draw:line>
            <draw:line draw:style-name="gr13" draw:text-style-name="P5" draw:layer="layout" svg:x1="14.296cm" svg:y1="1.202cm" svg:x2="14.296cm" svg:y2="2.902cm">
              <text:p/>
            </draw:line>
            <draw:line draw:style-name="gr13" draw:text-style-name="P5" draw:layer="layout" svg:x1="14.596cm" svg:y1="0.852cm" svg:x2="14.596cm" svg:y2="2.902cm">
              <text:p/>
            </draw:line>
            <draw:line draw:style-name="gr13" draw:text-style-name="P5" draw:layer="layout" svg:x1="14.896cm" svg:y1="0.852cm" svg:x2="14.896cm" svg:y2="2.902cm">
              <text:p/>
            </draw:line>
            <draw:line draw:style-name="gr13" draw:text-style-name="P5" draw:layer="layout" svg:x1="15.196cm" svg:y1="1.552cm" svg:x2="15.196cm" svg:y2="2.902cm">
              <text:p/>
            </draw:line>
            <draw:line draw:style-name="gr13" draw:text-style-name="P5" draw:layer="layout" svg:x1="15.496cm" svg:y1="2.252cm" svg:x2="15.496cm" svg:y2="2.902cm">
              <text:p/>
            </draw:line>
            <draw:line draw:style-name="gr13" draw:text-style-name="P5" draw:layer="layout" svg:x1="15.796cm" svg:y1="2.252cm" svg:x2="15.796cm" svg:y2="2.902cm">
              <text:p/>
            </draw:line>
            <draw:line draw:style-name="gr13" draw:text-style-name="P5" draw:layer="layout" svg:x1="16.096cm" svg:y1="1.902cm" svg:x2="16.096cm" svg:y2="2.902cm">
              <text:p/>
            </draw:line>
          </draw:g>
          <draw:frame draw:style-name="gr15" draw:text-style-name="P1" draw:layer="layout" svg:width="3.384cm" svg:height="1.059cm" svg:x="6.4cm" svg:y="4.55cm">
            <draw:text-box>
              <text:p text:style-name="P2"><text:span text:style-name="T1">samples of analog</text:span></text:p>
              <text:p text:style-name="P2"><text:span text:style-name="T1">signal</text:span></text:p>
            </draw:text-box>
          </draw:frame>
          <draw:line draw:style-name="gr5" draw:text-style-name="P1" draw:layer="layout" svg:x1="0.988cm" svg:y1="4.217cm" svg:x2="3.988cm" svg:y2="4.217cm">
            <text:p/>
          </draw:line>
          <draw:frame draw:style-name="gr15" draw:text-style-name="P7" draw:layer="layout" svg:width="2.224cm" svg:height="0.665cm" svg:x="12.75cm" svg:y="4.635cm">
            <draw:text-box>
              <text:p text:style-name="P3"><text:span text:style-name="T1">digital data</text:span></text:p>
            </draw:text-box>
          </draw:frame>
          <draw:frame draw:style-name="gr19" draw:text-style-name="P9" draw:layer="layout" svg:width="4.095cm" svg:height="0.589cm" svg:x="12.293cm" svg:y="3.261cm">
            <draw:text-box>
              <text:p text:style-name="P3"><text:span text:style-name="T5">100100010001011101110</text:span><text:span text:style-name="T6">…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Tahoma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4cm" fo:page-height="5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06-09-19T13:43:30</meta:creation-date>
    <dc:date>2010-04-07T22:14:57</dc:date>
    <dc:language>cs-CZ</dc:language>
    <meta:editing-cycles>5</meta:editing-cycles>
    <meta:editing-duration>PT51H09M46S</meta:editing-duration>
    <dc:creator>BruXy </dc:creator>
    <meta:document-statistic meta:object-count="99"/>
    <meta:user-defined meta:name="Info 1"/>
    <meta:user-defined meta:name="Info 2"/>
    <meta:user-defined meta:name="Info 3"/>
    <meta:user-defined meta:name="Info 4"/>
  </office:meta>
</office:document-meta>
</file>